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4c6" officeooo:paragraph-rsid="001134c6"/>
    </style:style>
    <style:style style:name="P2" style:family="paragraph" style:parent-style-name="Standard">
      <style:text-properties officeooo:rsid="0012af89" officeooo:paragraph-rsid="0012af89"/>
    </style:style>
    <style:style style:name="P3" style:family="paragraph" style:parent-style-name="Standard">
      <style:text-properties officeooo:rsid="0013db1a" officeooo:paragraph-rsid="0013db1a"/>
    </style:style>
    <style:style style:name="P4" style:family="paragraph" style:parent-style-name="Standard">
      <style:text-properties officeooo:rsid="001e4c73" officeooo:paragraph-rsid="001e4c73"/>
    </style:style>
    <style:style style:name="P5" style:family="paragraph" style:parent-style-name="Standard">
      <style:text-properties officeooo:rsid="0020048c" officeooo:paragraph-rsid="0020048c"/>
    </style:style>
    <style:style style:name="P6" style:family="paragraph" style:parent-style-name="Standard">
      <style:text-properties officeooo:rsid="0021f751" officeooo:paragraph-rsid="0021f751"/>
    </style:style>
    <style:style style:name="P7" style:family="paragraph" style:parent-style-name="Standard">
      <style:text-properties officeooo:rsid="0024a094" officeooo:paragraph-rsid="0024a094"/>
    </style:style>
    <style:style style:name="P8" style:family="paragraph" style:parent-style-name="Standard">
      <style:text-properties officeooo:rsid="00255f05" officeooo:paragraph-rsid="00255f05"/>
    </style:style>
    <style:style style:name="P9" style:family="paragraph" style:parent-style-name="Standard">
      <style:text-properties officeooo:rsid="0027a82a" officeooo:paragraph-rsid="0027a82a"/>
    </style:style>
    <style:style style:name="P10" style:family="paragraph" style:parent-style-name="Standard">
      <style:text-properties officeooo:rsid="0027f815" officeooo:paragraph-rsid="0027f815"/>
    </style:style>
    <style:style style:name="P11" style:family="paragraph" style:parent-style-name="Standard">
      <style:text-properties officeooo:rsid="002a9550" officeooo:paragraph-rsid="002a9550"/>
    </style:style>
    <style:style style:name="P12" style:family="paragraph" style:parent-style-name="Standard">
      <style:text-properties officeooo:rsid="002a9550" officeooo:paragraph-rsid="002b183b"/>
    </style:style>
    <style:style style:name="P13" style:family="paragraph" style:parent-style-name="Standard">
      <style:text-properties officeooo:rsid="002c948f" officeooo:paragraph-rsid="002c948f"/>
    </style:style>
    <style:style style:name="P14" style:family="paragraph" style:parent-style-name="Standard">
      <style:text-properties officeooo:rsid="002e53e9" officeooo:paragraph-rsid="002e53e9"/>
    </style:style>
    <style:style style:name="P15" style:family="paragraph" style:parent-style-name="Standard">
      <style:text-properties officeooo:rsid="002f1416" officeooo:paragraph-rsid="002f1416"/>
    </style:style>
    <style:style style:name="P16" style:family="paragraph" style:parent-style-name="Standard">
      <style:text-properties officeooo:rsid="0030c264" officeooo:paragraph-rsid="0030c264"/>
    </style:style>
    <style:style style:name="P17" style:family="paragraph" style:parent-style-name="Standard">
      <style:text-properties officeooo:rsid="00354bcd" officeooo:paragraph-rsid="00354bcd"/>
    </style:style>
    <style:style style:name="P18" style:family="paragraph" style:parent-style-name="Standard">
      <style:text-properties officeooo:rsid="003af19a" officeooo:paragraph-rsid="003af19a"/>
    </style:style>
    <style:style style:name="P19" style:family="paragraph" style:parent-style-name="Standard">
      <style:text-properties officeooo:rsid="0042773e" officeooo:paragraph-rsid="0042773e"/>
    </style:style>
    <style:style style:name="P20" style:family="paragraph" style:parent-style-name="Standard">
      <style:text-properties officeooo:rsid="0042c0f6" officeooo:paragraph-rsid="0042c0f6"/>
    </style:style>
    <style:style style:name="T1" style:family="text">
      <style:text-properties officeooo:rsid="00153185"/>
    </style:style>
    <style:style style:name="T2" style:family="text">
      <style:text-properties officeooo:rsid="001dc68d"/>
    </style:style>
    <style:style style:name="T3" style:family="text">
      <style:text-properties officeooo:rsid="0022c1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/12</text:p>
      <text:p text:style-name="P1">1 昨天的會議記錄：</text:p>
      <text:p text:style-name="P1">公司想做的網站是類似與 strava網站一樣的情況，多一個功能：可以多選，多選的時候就變成多個的軌跡，而不用展示折線圖； </text:p>
      <text:p text:style-name="P1"><text:a xlink:type="simple" xlink:href="https://www.strava.com/onboarding" text:style-name="Internet_20_link" text:visited-style-name="Visited_20_Internet_20_Link">https://www.strava.com/onboarding</text:a></text:p>
      <text:p text:style-name="P1">2 目前的系統使用的python + django 做的；而外包公司要用的方案是 php；之後就需要處理這個方案的人，學習基本的php；</text:p>
      <text:p text:style-name="P1">3 學習計劃：既然開始學習做網站了，那末就把之前學到的界面的所有的元素，都在網頁中使用一下；然後網站後台的處理方式也一一的學做以下；</text:p>
      <text:p text:style-name="P1">4 特殊技能：網站的3d演示的處理，這個應該做前後端的人都不應定會，而這方面的經驗可以說是一個特殊技能；</text:p>
      <text:p text:style-name="P2">5 地圖這個內容對於很多大公司來說都是基礎設設施，所以學習如何使用地圖的api，也是特殊技能；</text:p>
      <text:p text:style-name="P3">1/13</text:p>
      <text:p text:style-name="P3">1 《刻意練習》</text:p>
      <text:p text:style-name="P3"><text:span text:style-name="T2">1</text:span>大師比新手強在哪裡：有意義的記憶更高效；<text:span text:style-name="T1">5萬個數據塊（結構性的記憶）；既見樹木，又見森林（能引發整體的聯想，把某個局部的知識，放入整體中，進行識別）；</text:span></text:p>
      <text:p text:style-name="P3"><text:span text:style-name="T2">2</text:span>刻意練習，會練習心理表徵（這個就像是運動中的條件反射一樣，比如足球中的停球，那些停球並非是一開始就會的，當身體形成肌肉記憶的時候，就會條件反射式的停好，遇到這個類型的問題和困難的時候，大腦的肌肉記憶是什麼）</text:p>
      <text:p text:style-name="P3"><text:span text:style-name="T2">3</text:span>对于所有的心理表征，有一点是相同的：尽管短时记忆存在局限，但它们使得人们可以迅速地处理大量信息。（就像包丁解牛一樣，大腦以及對於知識的脈絡莫清除了，所以可以快速的處理大量信息）；</text:p>
      <text:p text:style-name="P3"><text:span text:style-name="T2">4</text:span>更能夠發現規律，同樣的，更容易預測未來；（這就是為什麼高級的，能夠進行排程）</text:p>
      <text:p text:style-name="P3"><text:span text:style-name="T2">5</text:span>心理表征的一个重要好处在于，可以帮助我们处理信息：理解和解读它，把它保存在记忆之中，组织它、分析它，并用它来决策。（一種知識是已經了解的知識，但是不夠豐富，那末學習的時候，就像是加強記憶一樣，讓原本的知識體系更加的豐富；另一種知識是新的知識體系，但是因為是同一個類型的知識，所以可以填入已知的知識框架，就像是把一對東西，快速收納好，這樣要用的時候，就能快速拿出來）</text:p>
      <text:p text:style-name="P4">6 心理表征有助于组织信息（大腦的肌肉記憶也和身體一樣，某個動作的需要有哪些注意的地方，整體的協調性要如何坐，比如傳球的時候，有一個腳是支撐點，需要腳內側面向傳球方向，而另一支腳根據不同的觸球點需要把握的角度不一樣；一個簡單而又不斷重複的傳球動作本身，實際上是結合了很多的細節的；這樣一個整體的協調動作，在大腦這邊，就是組織信息的能力，能夠組織信息才能夠看到問題和找出方案）</text:p>
      <text:p text:style-name="P5">7心理表征可以用来为很多行业和领域做计划，表征越好，计划就高效。（同4的解釋）</text:p>
      <text:p text:style-name="P6">8 我的脑海中有许多的观点，我把它们写下来，直到全部写下为止。然后，我可能会努力思考更多的观点，到了自己再也想不出值得写在纸上的观点时，我才停下来。（這個其實是一個刻意練習的過程，這就好比是把自己掌握的所有的相關內容，全部拿出來，再進行排列組合，對於新手來說，這是一個不錯的練習過程）；</text:p>
      <text:p text:style-name="P6">9创建心理表征（從how到why，從怎麼作，到為什麼這麼做，前者一般都會有一個手冊，後者需要自己經過重複練習之後，自己創造性的嘗試和拆解）；</text:p>
      <text:p text:style-name="P6">10 调整心理表征（不是所有的既有的表徵都適合自己，有一些需要捨棄的，先用讓自己覺得最使用的方案，來練習；後續如果需要更加複雜的表徵，再去練習；）</text:p>
      <text:p text:style-name="P6">11 心理表征有助于高效学习（看書的時候，要看關鍵詞，讀《刻意練習》的時候，我就是這麼做的，如果這個關鍵詞，或者語句本身，我已經有一些理解了，那麼把理解記錄下來，就可以把之前的理解重新提煉成更加精煉的話，並進行組織；讀完一本書之後，可能百分之<text:span text:style-name="T3">90的字我都沒有看；</text:span>）</text:p>
      <text:p text:style-name="P7">12 学生之间的差别，在很大程度上最有可能取决于他们能多敏锐地察觉自己所犯的错误，也就是说，他们对音乐作品的心理表征有多么有效。（拆解出細節的能力，就像是懂球的人看到的一個局面，動作的細節，比不懂的人，多的多；懂植物的人，隨便一個植物，都能聯想出一對知識，像我這種植物盲，之只能是一愣一愣的）；</text:p>
      <text:p text:style-name="P7"><text:soft-page-break/>13 体育运动也是心理活动（踢球的人利不利害，就看他帶球，傳球的時候，是看人還是看球；競技活動中，只要比對手利害，就是利害，這也是一個心理博弈的過程）；</text:p>
      <text:p text:style-name="P8">14 </text:p>
      <text:p text:style-name="P8">第一，对于绩效的测量；（一定要有成品作為一個里程碑 or 算作一個練習的果實）</text:p>
      <text:p text:style-name="P8">第二，这些行业或领域往往具有足够的竞争性，以至于从业人员有强烈的动机来训练和提高。（最好是一個需要不斷學習的行業）</text:p>
      <text:p text:style-name="P8">第三，这些行业或领域通常都是已经形成规模的，相关的技能已得到数十年甚至数世纪的培养。（技術領域都是有很多以及累積好的模板，可以現熟練使用一套，然後適配當下的需求，也可以在這個基礎之上，去研究更加高效的方法）；</text:p>
      <text:p text:style-name="P8">第四，这些行业或领域中，有一些从业人员还担任导师和教练，随着时间的推移，他们已经发展出日渐复杂的一整套训练方法，使得该行业或领域的技能水平稳定提高。（輸出倒逼輸入，教學也是刻意練習的必經之路）；</text:p>
      <text:p text:style-name="P9">15 最杰出的人，练习时间最长（練習不是只有在做才叫練習，不斷的復盤也是練習，即學即用的原因是，復盤了很多次了，已經很清晰怎麼做了）；</text:p>
      <text:p text:style-name="P10">16 杰出的人是那些在各种有目的的练习中花了最多时间的人。（把一個門外漢的觀點，打造成一個專家的觀點，所需要的刻意練習的量是難以想象的；需要克服的大量的心理懶惰，不斷的打磨自己的知識系統；足球運動員對於球感的把握，是我們無法想象的，比如外腳背傳球和射門，我第一次看到的時候，非常震驚，這樣也可以發力踢球嗎？但是做的好的，就能有更多的出球路線，選擇和機會就大大增加了）；</text:p>
      <text:p text:style-name="P11">17 </text:p>
      <text:p text:style-name="P11">◆刻意练习发展的技能，是其他人已经想出怎样提高的技能，也是已经拥有一整套行之有效的训练方法的技能。（練習方法使用的是最被大眾認可的方法，初期為了克服寫代碼的恐懼，我每天做算法題；為了克服對球的恐懼，每天花半個小時練習巔球；）</text:p>
      <text:p text:style-name="P11">◆刻意练习发生在人们的舒适区之外，而且要求学生持续不断地尝试那些刚好超出他当前能力范围的事物。（保持對於自己能力邊界的認知和體會，才能不斷刺激自己繼續成長；比如我會隔一段時間去面試一下更高難度的崗位，來刺激自己學習）；</text:p>
      <text:p text:style-name="P11">◆刻意练习包含得到良好定义的特定目标，通常还包括目标表现的某些方面；它并非指向某些模糊的总体改进。（練習的結果，必須要作出成績；以某個軟體技術來說，就是必須能夠實戰，把東西做出來才算結果，如果只是了解的話，基本等於不會）</text:p>
      <text:p text:style-name="P12">◆刻意练习是有意而为的，也就是说，它需要人们完全的关注和有意识的行动。（主動拆解每個步驟）</text:p>
      <text:p text:style-name="P11">◆刻意练习包含反馈，以及为应对那些反馈而进行调整的努力。（插接每一步的成果，為了切實的做到，需要查看更多的細節）；</text:p>
      <text:p text:style-name="P11">◆刻意练习既产生有效的心理表征，又依靠有效的心理表征。（一步一步達成的）</text:p>
      <text:p text:style-name="P11">◆刻意练习通过着重关注过去获取的技能的某些特定方面，致力于有针对性地提高那些方面，并且几乎总是包括构建或修改那些过去已经获取的技能；随着时间的推移，这种逐步的改进最终将造就卓越的表现。（整體練習完成之後，就可以對自己比較弱的部分，進行針對性練習了；比如之前我對於lambda表達式很不熟悉，為了克服這個弱點，在能用的時候，就使用這個表達式）；</text:p>
      <text:p text:style-name="P13">18</text:p>
      <text:p text:style-name="P13">要记住，理想的情况是找到客观的、可复制的测量指标，以便前后一致地从普通从业者之中挑选出最优异的从业者。（現在是自媒體的時代，找到比自己優秀的人很容易）；</text:p>
      <text:p text:style-name="P14">19</text:p>
      <text:p text:style-name="P14">找出杰出人物和其他人的差别（一個深耕某個領域很久的人，他往往會有一些對於行業的根本認知，出於這個根本認知，他一路走過來，所做出的各種選擇，往往都是依此而來的；這個根本認知上面的差異，往往是理解他的觀點的重要核心，也是他與眾不同的地方）；</text:p>
      <text:p text:style-name="P15">20</text:p>
      <text:p text:style-name="P15">最佳方法是找到优秀导师；（終日而思，不如須臾之所學；比自己優秀的人的一句話，值得我回味很久，有時候，甚至一直記者；比如做軟件開發的話，如果要突出重圍，必須要學習產品，管理，然後不斷往外拓展自己的能力邊界；比如面試不是為了找新工作，而是為了看到自己的邊界，更加謙虛的學習；）</text:p>
      <text:p text:style-name="P16"><text:soft-page-break/>21 </text:p>
      <text:p text:style-name="P16">让练习变成日常工作的一部分；（喜歡寫文檔記錄討論的內容；喜歡在開發之前做好系統設計和功能設計的圖，順便排程；喜歡把做好的細小成果寫成文章，錄成視頻，or截圖一下，記錄起來；遇到問題，喜歡拆解，並尋找可行方案；等等；很多違背人性的事情，往往是工作中需要刻意練習的；）</text:p>
      <text:p text:style-name="P17">22</text:p>
      <text:p text:style-name="P17">拒绝三种错误思想：</text:p>
      <text:p text:style-name="P17">第一种错误思想是我们的老朋友，即认为某人的能力通常受到基因特征的限制。（只有更高的山，沒有爬不了的人）；</text:p>
      <text:p text:style-name="P17">第二种错误思想认为，如果你足够长时间地做某件事情，一定会更擅长。（這個只在某個初級階段有意義，比如剛開車的話，就是要按照規範先開一段時間，才會熟練）；</text:p>
      <text:p text:style-name="P17">第三种错误思想认为，要想提高，只需要努力。如果足够刻苦，你会更加优秀。（信息爆炸的時代，這樣的做法基本是死路一條，因為隨便一個領域的知識都是學不完的；比如以後如果寫程式也是電腦自動寫的話，如果我只會在技術的具體面進行深耕的話，就會直接被淘汰）；</text:p>
      <text:p text:style-name="P18">23</text:p>
      <text:p text:style-name="P18">边干边学（養成學習的習慣，平日的工作時間：百分之50的時間，是在學習，為了工作需要學習，or 為了自身的發展需要而學習；就近學習，資深的同事的一些系統設計的套路也需要吸收進來，不停的和擅長的人討論他擅長的事情；之前做完的一個項目，老闆跟我說，“沒想到你能做到呢”；我的做法就是邊學邊做；）；</text:p>
      <text:p text:style-name="P19">24</text:p>
      <text:p text:style-name="P19">知识与技能之间的区别（兩者要能互相轉化才能互相萃取，知識沒有實踐的檢驗的話，也會無法使用，而技能沒有原理性的方向作為指導的話，只會成為一個不成熟的技能，無法被擴展使用）；</text:p>
      <text:p text:style-name="P20">25</text:p>
      <text:p text:style-name="P20">在生活中运用刻意练习原则：</text:p>
      <text:p text:style-name="P20">首先，找位好导师（能夠快速吸收到很多東西的，沒有最好的，只有最適合自己的）；</text:p>
      <text:p text:style-name="P20">保持动机（這個我在學習英語的時候體會最深：我大學畢業的時候的英語水平，算是一般般的，口語聽力什麼的都是最弱的，閱讀也是一樣看到就頭大；但是因為常常需要使用，導致幾年之後，發現已經成為了稀缺的技能了；很多時候自學的難點是如何保持動機，而不是學的快慢）；</text:p>
      <text:p text:style-name="P20">保持动机也许是每个投入到有目的训练或者刻意练习中的人最终要</text:p>
      <text:p text:style-name="P20">面对的最大问题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1:35:22.297389349</meta:creation-date>
    <meta:generator>LibreOffice/6.4.7.2$Linux_X86_64 LibreOffice_project/40$Build-2</meta:generator>
    <dc:date>2022-01-13T11:39:02.133204690</dc:date>
    <meta:editing-duration>PT23H39M24S</meta:editing-duration>
    <meta:editing-cycles>49</meta:editing-cycles>
    <meta:document-statistic meta:table-count="0" meta:image-count="0" meta:object-count="0" meta:page-count="3" meta:paragraph-count="61" meta:word-count="3970" meta:character-count="4086" meta:non-whitespace-character-count="4060"/>
  </office:meta>
</office:document-meta>
</file>